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-Planet/thgtoa/discussions/" office:name=""><text:span text:style-name="Definition">https://github.com/Anon-Planet/thgtoa/discussions/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7:05Z</meta:creation-date>
    <dc:date>2022-07-21T00:47:05Z</dc:date>
  </office:meta>
</office:document-meta>
</file>